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text:p text:style-name="Normal"><text:span text:style-name="TitleChar">Introducere</text:span></text:p>
      <text:p text:style-name="Normal">Serverul SNMP (Simple Network Management Protocol) este un element esențial al oricărei rețele de calculatoare, deoarece acesta permite administratorilor să monitorizeze și să gestioneze dispozitivele de rețea, cum ar fi routerele, switch-urile sau firewall-urile. Protocolul SNMP este un protocol standard de management al rețelelor care permite transferul informațiilor despre starea dispozitivelor de rețea între diferitele echipamente din cadrul rețelei.</text:p>
      <text:p text:style-name="Normal"/>
      <text:p text:style-name="Normal">Pagina 2: Componente ale SNMP</text:p>
      <text:p text:style-name="Normal">Protocolul SNMP este compus din mai multe componente, printre care se numără:<text:s/></text:p>
      <text:p text:style-name="Normal">- Managerul SNMP: este software-ul responsabil pentru monitorizarea dispozitivelor de rețea și gestionarea acestora. Managerul SNMP poate fi instalat pe orice dispozitiv care are capacitatea de a transmite și a primi date prin protocolul SNMP.</text:p>
      <text:p text:style-name="Normal">- Agentul SNMP: este software-ul responsabil pentru colectarea și transmiterea informațiilor despre starea dispozitivelor de rețea către managerul SNMP. Agentul SNMP este instalat pe fiecare dispozitiv de rețea pe care se dorește monitorizarea și gestionarea acestuia.</text:p>
      <text:p text:style-name="Normal">- Baza de date de management SNMP: este un registru care conține informații despre dispozitivele de rețea și starea acestora. Baza de date poate fi accesată de către managerul SNMP pentru a monitoriza și a gestiona dispozitivele de rețea.</text:p>
      <text:p text:style-name="Normal"/>
      <text:p text:style-name="Normal"><text:span text:style-name="TitleChar">Versiuni SNMP</text:span></text:p>
      <text:p text:style-name="Normal">Protocolul SNMP are mai multe versiuni, printre care se numără:</text:p>
      <text:p text:style-name="Normal">- SNMPv1: este prima versiune a protocolului SNMP și este folosită încă în multe rețele. SNMPv1 are o structură simplă și oferă doar un nivel minim de securitate. Acesta este utilizat pentru a colecta informații de bază despre starea dispozitivelor de rețea.</text:p>
      <text:p text:style-name="Normal">- SNMPv2c: este o versiune îmbunătățită a SNMPv1, care oferă suport pentru colecția de informații suplimentare și un nivel mai ridicat de securitate. Acesta este utilizat pentru a colecta informații mai detaliate despre dispozitivele de rețea.</text:p>
      <text:p text:style-name="Normal">- SNMPv3: este cea mai nouă versiune a protocolului SNMP și oferă o securitate mai bună prin autentificarea și criptarea datelor transmise între managerul SNMP și agentul SNMP. Acesta este utilizat pentru a colecta informații complexe și sensibile despre dispozitivele de rețea.</text:p>
      <text:p text:style-name="Normal"/>
      <text:p text:style-name="Normal">Desigur, iată continuarea:</text:p>
      <text:p text:style-name="Normal"/>
      <text:p text:style-name="Normal"><text:span text:style-name="TitleChar">Securitatea SNMP</text:span></text:p>
      <text:p text:style-name="Normal"/>
      <text:p text:style-name="Normal">SNMP oferă un set de instrumente pentru a asigura securitatea sistemelor. În timp ce SNMPv1 și v2c sunt protocoluri de securitate slabă, SNMPv3 este proiectat să ofere un nivel mai mare de securitate.</text:p>
      <text:p text:style-name="Normal"/>
      <text:p text:style-name="Normal">SNMPv3 adaugă trei niveluri de securitate la protocolul SNMP de bază: autentificare, confidențialitate și autorizare. Autentificarea se referă la procesul prin care se verifică identitatea unui utilizator. Confidențialitatea se referă la protejarea datelor transmise împotriva interceptării și lecturii neautorizate. Autorizarea se referă la limitarea accesului utilizatorului la informații specifice și acțiuni.</text:p>
      <text:p text:style-name="Normal"/>
      <text:p text:style-name="Normal">În SNMPv3, mesajele SNMP sunt criptate folosind protocolul de securitate de nivelul transportului (Transport Layer Security - TLS) și protocolul de securitate de nivelul aplicației (Application Level Security - ALS). Aceasta asigură confidențialitatea și autentificarea datelor transmise.</text:p>
      <text:p text:style-name="Normal"/>
      <text:p text:style-name="Normal">De asemenea, SNMPv3 oferă mecanisme de control al accesului la informațiile gestionate. Pentru aceasta, SNMPv3 folosește o structură de autorizare bazată pe roluri. În această structură, fiecare utilizator este atribuit unul sau mai multe roluri, fiecare cu anumite permisiuni de acces la informațiile gestionate.</text:p>
      <text:p text:style-name="Normal"/>
      <text:p text:style-name="Normal"><text:span text:style-name="TitleChar">SNMP și IoT</text:span></text:p>
      <text:p text:style-name="Normal"/>
      <text:p text:style-name="Normal">În ultimii ani, IoT (Internet of Things) a devenit o tendință importantă în domeniul tehnologiei. IoT implică conectarea la internet a unor dispozitive care anterior nu erau conectate la internet, cum ar fi mașini de spălat, frigidere sau chiar clădiri întregi.<text:s/></text:p>
      <text:p text:style-name="Normal"/>
      <text:p text:style-name="Normal">Unul dintre avantajele cheie ale SNMP în IoT este capacitatea de a monitoriza și gestiona o varietate de dispozitive conectate la internet dintr-un singur loc. Prin implementarea SNMP, administratorii rețelelor pot primi alerte în timp real cu privire la problemele cu dispozitivele IoT, cum ar fi scăderea nivelului de energie sau pierderea conexiunii la internet.</text:p>
      <text:p text:style-name="Normal"/>
      <text:soft-page-break/>
      <text:p text:style-name="Normal">Cu toate acestea, există și unele provocări asociate cu implementarea SNMP în IoT. De exemplu, multe dispozitive IoT nu au resurse suficiente pentru a rula agenți SNMP. În astfel de cazuri, trebuie să se folosească agenți SNMP ușori sau alternative pentru monitorizarea dispozitivelor.</text:p>
      <text:p text:style-name="Normal"/>
      <text:p text:style-name="Normal">Serverul SNMP funcționează prin intermediul a trei componente principale:</text:p>
      <text:p text:style-name="Normal"/>
      <text:p text:style-name="Normal">1. Managerul SNMP - este o aplicație software care trimite cereri la dispozitivele de rețea. Acesta poate fi utilizat pentru a monitoriza și a administra dispozitive de rețea, precum și pentru a colecta informații despre acestea.</text:p>
      <text:p text:style-name="Normal"/>
      <text:p text:style-name="Normal">2. Agentul SNMP - este un program care rulează pe dispozitivele de rețea și furnizează informații către managerul SNMP. Acesta monitorizează starea dispozitivului și poate trimite alerte în cazul în care apar probleme.</text:p>
      <text:p text:style-name="Normal"/>
      <text:p text:style-name="Normal">3. MIB (Management Information Base) - este o bază de date care conține informații despre dispozitiv și despre starea rețelei. Acesta poate fi folosit pentru a obține informații despre starea dispozitivelor sau a rețelei și pentru a le administra.</text:p>
      <text:p text:style-name="Normal"/>
      <text:p text:style-name="Normal">Serverul SNMP MikroTik poate fi configurat pentru a furniza informații despre dispozitivele MikroTik și alte dispozitive conectate la rețeaua dvs. Configurarea serverului SNMP implică următorii pași:</text:p>
      <text:p text:style-name="Normal"/>
      <text:p text:style-name="Normal">1. Setarea parametrilor de securitate - SNMP utilizează comunități pentru a gestiona accesul la informațiile despre dispozitiv. Comunitățile sunt asemănătoare cu parolele și trebuie să fie configurate pentru a restricționa accesul neautorizat la informații.</text:p>
      <text:p text:style-name="Normal"/>
      <text:p text:style-name="Normal">2. Configurarea obiectelor din MIB - MikroTik oferă o serie de obiecte în MIB care pot fi configurate pentru a furniza informații despre starea dispozitivului. Aceste obiecte pot fi monitorizate de managerul SNMP și pot fi folosite pentru a lua decizii de gestionare a rețelei.</text:p>
      <text:p text:style-name="Normal"/>
      <text:p text:style-name="Normal">3. Configurarea alertelor SNMP - Serverul SNMP MikroTik poate fi configurat pentru a trimite alerte atunci când se detectează probleme în rețea. Acest lucru poate include alerte legate de performanța dispozitivului, interfețele care sunt în jos sau evenimente de securitate.</text:p>
      <text:p text:style-name="Normal"/>
      <text:p text:style-name="Normal">Serverul SNMP MikroTik poate fi gestionat prin interfața web sau prin CLI (Command Line Interface). În CLI, configurarea serverului SNMP se face prin setarea valorilor pentru parametrii de securitate<text:s/><text:soft-page-break/>șiconfigurarea obiectelor din MIB. Mai jos sunt câteva exemple de comenzi CLI utilizate pentru configurarea serverului SNMP pe dispozitivele MikroTik:</text:p>
      <text:p text:style-name="Normal"/>
      <text:p text:style-name="Normal">1. Setarea parametrilor de securitate</text:p>
      <text:p text:style-name="Normal"/>
      <text:p text:style-name="Normal">Pentru a seta o comunitate SNMP pentru a permite accesul la informațiile dispozitivului, folosim comanda "snmp community add":</text:p>
      <text:p text:style-name="Normal"/>
      <text:p text:style-name="Normal">```</text:p>
      <text:p text:style-name="Normal">snmp community add name=public</text:p>
      <text:p text:style-name="Normal">```</text:p>
      <text:p text:style-name="Normal"/>
      <text:p text:style-name="Normal">Această comandă crează o comunitate SNMP numită "public". Acest nume de comunitate este utilizat pentru a permite accesul la informațiile dispozitivului. Este important să rețineți că această comandă nu oferă nicio securitate reală, deoarece este posibil ca oricine să acceseze informațiile dispozitivului utilizând această comunitate.</text:p>
      <text:p text:style-name="Normal"/>
      <text:p text:style-name="Normal">Pentru a oferi o securitate mai bună, putem adăuga o parolă pentru comunitatea SNMP, folosind opțiunea "authentication-password":</text:p>
      <text:p text:style-name="Normal"/>
      <text:p text:style-name="Normal">```</text:p>
      <text:p text:style-name="Normal">snmp community add name=private authentication-password=myPassword</text:p>
      <text:p text:style-name="Normal">```</text:p>
      <text:p text:style-name="Normal"/>
      <text:p text:style-name="Normal">Această comandă creează o comunitate SNMP numită "private" și setează parola de autentificare la "myPassword". Această comandă oferă o securitate mai bună, deoarece numai persoanele care cunosc parola pot accesa informațiile dispozitivului.</text:p>
      <text:p text:style-name="Normal"/>
      <text:p text:style-name="Normal">2. Configurarea obiectelor din MIB</text:p>
      <text:p text:style-name="Normal"/>
      <text:p text:style-name="Normal">Pentru a configura obiecte din MIB, folosim comanda "snmp set":</text:p>
      <text:p text:style-name="Normal"/>
      <text:soft-page-break/>
      <text:p text:style-name="Normal">```</text:p>
      <text:p text:style-name="Normal">snmp set enable=yes</text:p>
      <text:p text:style-name="Normal">```</text:p>
      <text:p text:style-name="Normal"/>
      <text:p text:style-name="Normal">Această comandă activează serverul SNMP pe dispozitivul MikroTik. Pentru a configura obiecte din MIB, folosim opțiunea "community":</text:p>
      <text:p text:style-name="Normal"/>
      <text:p text:style-name="Normal">```</text:p>
      <text:p text:style-name="Normal">snmp set community=public</text:p>
      <text:p text:style-name="Normal">```</text:p>
      <text:p text:style-name="Normal"/>
      <text:p text:style-name="Normal">Această comandă setează comunitatea SNMP pentru a permite accesul la informațiile dispozitivului. Pentru a configura obiecte specifice din MIB, folosim opțiunea "oids":</text:p>
      <text:p text:style-name="Normal"/>
      <text:p text:style-name="Normal">```</text:p>
      <text:p text:style-name="Normal">snmp set oids=".1.3.6.1.2.1.1.1.0 string MikroTik RouterOS"</text:p>
      <text:p text:style-name="Normal">```</text:p>
      <text:p text:style-name="Normal"/>
      <text:p text:style-name="Normal">Această comandă configurează obiectul "sysDescr" din MIB pentru a afișa numele dispozitivului MikroTik.</text:p>
      <text:p text:style-name="Normal"/>
      <text:p text:style-name="Normal">3. Configurarea alertelor SNMP</text:p>
      <text:p text:style-name="Normal"/>
      <text:p text:style-name="Normal">Pentru a configura alerte SNMP, folosim comanda "snmp trap":</text:p>
      <text:p text:style-name="Normal"/>
      <text:p text:style-name="Normal">```</text:p>
      <text:p text:style-name="Normal">snmp trap add community=public address=10.0.0.2</text:p>
      <text:p text:style-name="Normal">```</text:p>
      <text:p text:style-name="Normal"/>
      <text:soft-page-break/>
      <text:p text:style-name="Normal">Această comandă configurează serverul SNMP pentru a trimite alerte către adresa IP "10.0.0.2" atunci când se detectează o problemă în rețea. Alertele sunt trimise utilizând comunitatea SNMP "public".</text:p>
      <text:p text:style-name="Normal"/>
      <text:p text:style-name="Normal">În concluzie, serverul SNMP este un instrument esențial pentru monitorizarea și administrarea rețelelor. În MikroTik, serverul SNMP poate fi configurat pentru a furniza informații despre starea dispozitivelor MikroTik și a altor dispozitive conectate la rețea.</text:p>
      <text:p text:style-name="Normal"/>
      <text:p text:style-name="Title">Concluzie</text:p>
      <text:p text:style-name="Normal"/>
      <text:p text:style-name="Normal">În concluzie, SNMP este un protocol important pentru monitorizarea și gestionarea rețelelor. SNMP permite administratorilor să obțină informații despre starea rețelei și a dispozitivelor, să gestioneze dispozitivele de la distanță și să detecteze și să remedieze problemele cu rețelele. Implementarea SNMP necesită o atenție deosebită pentru securitate și un management corespunzator.</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raghiceanu, Patrick Cristian</meta:initial-creator>
    <dc:creator>Draghiceanu, Patrick Cristian</dc:creator>
    <meta:creation-date>2023-05-07T06:19:00Z</meta:creation-date>
    <dc:date>2023-05-07T07:26:00Z</dc:date>
    <meta:template xlink:href="Normal.dotm" xlink:type="simple"/>
    <meta:editing-cycles>2</meta:editing-cycles>
    <meta:editing-duration>PT720S</meta:editing-duration>
    <meta:document-statistic meta:page-count="6" meta:paragraph-count="18" meta:word-count="1370" meta:character-count="9165" meta:row-count="65" meta:non-whitespace-character-count="7813"/>
  </office:meta>
</office:document-meta>
</file>